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rsid="00031b00" officeooo:paragraph-rsid="00031b0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JSON mongodb</text:p>
      <text:p text:style-name="P1"/>
      <text:p text:style-name="P1">db.grades.find()</text:p>
      <text:p text:style-name="P1"/>
      <text:p text:style-name="P1">db.grades.find({student_id: 9}).pretty();</text:p>
      <text:p text:style-name="P1"/>
      <text:p text:style-name="P1">db.grades.aggregate([{$unwind: "$scores"},{$match: {"scores.type":</text:p>
      <text:p text:style-name="P1">"homework"}},{$group: {_id:"$_id",max:{$max:"$scores.score"}}}])</text:p>
      <text:p text:style-name="P1"/>
      <text:p text:style-name="P1">db.grades.aggregate([{$unwind: "$scores"},{$match: {"scores.type":</text:p>
      <text:p text:style-name="P1">"homework"}},{$group: {_id:"$_id",avg:{$avg:"$scores.score"}}}])</text:p>
      <text:p text:style-name="P1"/>
      <text:p text:style-name="P1">db.grades.aggregate([{$unwind: "$scores"},{$match: {"scores.type":</text:p>
      <text:p text:style-name="P1">"homework"}},{$group: {_id:"$scores.type",avg:{$avg:"$scores.score"}}}])</text:p>
      <text:p text:style-name="P1"/>
      <text:p text:style-name="P1">db.grades.aggregate([{$unwind:"$scores"},{$match:{"scores.type":{"$ne":"quiz"}}},{$group:{_id:{class_id:"$class_id",student_id:"$student_id"},"average":{$avg:"$scores.score"}}},{$group:{_id:"$_id.class_id","average":{$avg:"$average"}}},{$sort:{average:-1}},{$limit:10}])</text:p>
      <text:p text:style-name="P1"/>
      <text:p text:style-name="P1">::::::::::::::</text:p>
      <text:p text:style-name="P1">dbamongo.txt</text:p>
      <text:p text:style-name="P1">::::::::::::::</text:p>
      <text:p text:style-name="P1">db.isMaster().maxBsonObjectSize</text:p>
      <text:p text:style-name="P1">mongoimport -d pcat -c products &lt; products.json</text:p>
      <text:p text:style-name="P1">mongo pcat</text:p>
      <text:p text:style-name="P1">var c = db.products.find({},{name:1,_id:0}).sort({name:1}); while( c.hasNext()</text:p>
      <text:p text:style-name="P1">) print( c.next().name); </text:p>
      <text:p text:style-name="P1">var c = db.products.find({}).sort({name:1});</text:p>
      <text:p text:style-name="P1">c.forEach( function(doc){ print(doc.name) } );</text:p>
      <text:p text:style-name="P1"/>
      <text:p text:style-name="P1">db.products.find({},{for:1})</text:p>
      <text:p text:style-name="P1"/>
      <text:p text:style-name="P1">mongoimport -d pcat -c zips &lt; zips.json</text:p>
      <text:p text:style-name="P1">mongo pcat</text:p>
      <text:p text:style-name="P1">db.zips.count()</text:p>
      <text:p text:style-name="P1"/>
      <text:p text:style-name="P1">db.zips.aggregate( </text:p>
      <text:p text:style-name="P1"><text:s text:c="3"/>[</text:p>
      <text:p text:style-name="P1"><text:s text:c="5"/>{ $project : { litera : { $substr : ["$city",0,1] } } } , </text:p>
      <text:p text:style-name="P1"><text:s text:c="5"/>{ $group : { _id : "$litera", n : {$sum:1} } }</text:p>
      <text:p text:style-name="P1"><text:s text:c="3"/>]</text:p>
      <text:p text:style-name="P1"/>
      <text:p text:style-name="P1">)</text:p>
      <text:p text:style-name="P1"/>
      <text:p text:style-name="P1">db.zips.aggregate([ </text:p>
      <text:p text:style-name="P1"><text:s text:c="2"/>{ "$match" : { state : { $in : ["CA", "NY"]}, <text:s/>} },</text:p>
      <text:p text:style-name="P1"><text:s text:c="2"/>{ $group : { _id : { city : "$city", state: "$state"}, totalPop : {$sum : "$pop"} } },</text:p>
      <text:p text:style-name="P1"><text:s text:c="2"/>{ "$match" : { "totalPop" : { "$gt" : 25000 } } },</text:p>
      <text:p text:style-name="P1"><text:s text:c="2"/>{ "$group" : { _id : 0, avgPop : { $avg : "$totalPop"} } }</text:p>
      <text:p text:style-name="P1"><text:s/>])</text:p>
      <text:p text:style-name="P1"/>
      <text:p text:style-name="P1">mongo --shell week3.js</text:p>
      <text:p text:style-name="P1">db.policies.find( { status : { $ne : "expired" }, coverages : { $elemMatch : {</text:p>
      <text:p text:style-name="P1">type : "liability", rates : { $elemMatch : { rate : { $gte : 100 }, current :</text:p>
      <text:p text:style-name="P1">true } } } } } )</text:p>
      <text:p text:style-name="P1"/>
      <text:p text:style-name="P1"/>
      <text:p text:style-name="P1">mongoimport -d pcat -c students &lt; students.js</text:p>
      <text:p text:style-name="P1">mongo pcat</text:p>
      <text:p text:style-name="P1">home=db.students.find( {"scores.type" : "homework"}, {"scores.type":1,</text:p>
      <text:p text:style-name="P1">"scores.score":1}).sort({_id:1, "scores.type": -1});</text:p>
      <text:p text:style-name="P1"/>
      <text:p text:style-name="P1"><text:soft-page-break/>smax=db.students.aggregate([{$unwind: "$scores"},{$match:</text:p>
      <text:p text:style-name="P1">{"scores.type":"homework"}},{$project:</text:p>
      <text:p text:style-name="P1">{typ:"$scores.type",num:"$scores.score"}},{$group: {_id:"$_id",max:{$max:</text:p>
      <text:p text:style-name="P1">"$num"}}},{$sort: {_id:1}}])</text:p>
      <text:p text:style-name="P1"/>
      <text:p text:style-name="P1">db.students.aggregate([{$unwind: "$scores"},{$match:</text:p>
      <text:p text:style-name="P1">{"scores.type":"homework"}},{$group: {_id:"$_id",avg:{$avg:</text:p>
      <text:p text:style-name="P1">"$scores.score"}}},{$sort: {avg:1}}])</text:p>
      <text:p text:style-name="P1"/>
      <text:p text:style-name="P1"/>
      <text:p text:style-name="P1">db.students.update({},{$pop: {"scores": 1}},false,true)</text:p>
      <text:p text:style-name="P1">db.students.update({},{$pop: {"scores": 1}},false,true)</text:p>
      <text:p text:style-name="P1"/>
      <text:p text:style-name="P1">smax.result.forEach(function(o){db.students.update({_id:o._id},{$push:</text:p>
      <text:p text:style-name="P1">{"scores": {type: "homework" ,score: o.max}}},false,true)})</text:p>
      <text:p text:style-name="P1"/>
      <text:p text:style-name="P1">fagg=db.collection.aggregate([{$unwind: "$person"},</text:p>
      <text:p text:style-name="P1">{$project: {name:"$person.name",sex:"$person.sex"}}])</text:p>
      <text:p text:style-name="P1">fagg.result.forEach(function(o){</text:p>
      <text:p text:style-name="P1">db.person.insert({name: o.name, sex: o.sex})})</text:p>
      <text:p text:style-name="P1"/>
      <text:p text:style-name="P1"/>
      <text:p text:style-name="P1">smin=db.collection.aggregate([{$unwind: "$time"},</text:p>
      <text:p text:style-name="P1">{$project: {tstamp:"$time.stamp",treason:"$time.reason"}},{$group:</text:p>
      <text:p text:style-name="P1">{_id:"$_id",min:{$min: "$tstamp"}}},{$sort: {min:1}}])</text:p>
      <text:p text:style-name="P1">db.students.update({},{$unset: {"scores": 1}},false,true)</text:p>
      <text:p text:style-name="P1">smax.result.forEach(function(o){db.collection.update({_id:o._id},{$push:</text:p>
      <text:p text:style-name="P1">{"time": {stamp: o.max ,reason: "new"}}},false,true)})</text:p>
      <text:p text:style-name="P1">smin.result.forEach(function(o){db.collection.update({_id:o._id},{$push:</text:p>
      <text:p text:style-name="P1">{"time": {stamp: o.min ,reason: "update"}}},false,true)})</text:p>
      <text:p text:style-name="P1"/>
      <text:p text:style-name="P1">::::::::::::::</text:p>
      <text:p text:style-name="P1">dbshell.txt</text:p>
      <text:p text:style-name="P1">::::::::::::::</text:p>
      <text:p text:style-name="P1">help</text:p>
      <text:p text:style-name="P1">use pcat</text:p>
      <text:p text:style-name="P1">db.products.find().pretty()</text:p>
      <text:p text:style-name="P1">db.products.findone().pretty()</text:p>
      <text:p text:style-name="P1">db.products.findOne().pretty()</text:p>
      <text:p text:style-name="P1">db.products.findOne()</text:p>
      <text:p text:style-name="P1">db.products.findOne().pretty()</text:p>
      <text:p text:style-name="P1">db.products.findOne()</text:p>
      <text:p text:style-name="P1">db.products.find({brand:"ACME"}).pretty()</text:p>
      <text:p text:style-name="P1">db.products.findOne({brand:"ACME"})</text:p>
      <text:p text:style-name="P1">db.products.find({brand:"ACME", available:true}).pretty()</text:p>
      <text:p text:style-name="P1">db.products.find({brand:"ACME", available:true})</text:p>
      <text:p text:style-name="P1">db.products.find({brand:"ACME", available:true}).pretty()</text:p>
      <text:p text:style-name="P1">db.products.find({brand:"ACME", available:true})</text:p>
      <text:p text:style-name="P1">db.products.find({brand:"ACME"}).pretty()</text:p>
      <text:p text:style-name="P1">db.products.find({brand:"ACME", price:{$gt : 100}}).pretty()</text:p>
      <text:p text:style-name="P1">db.products.find({brand:"ACME", price:{$gt : 210}}).pretty()</text:p>
      <text:p text:style-name="P1">db.products.find({brand:"ACME", price: {$gt : 210} }).pretty()</text:p>
      <text:p text:style-name="P1">db.products.find({brand:"ACME", price: {$gt : 210, $lt: 400} }).pretty()</text:p>
      <text:p text:style-name="P1">db.products.find({brand:"ACME", price:{$gt : 100}}).pretty()</text:p>
      <text:p text:style-name="P1">db.products.find({brand:/^A/, price:{$gt : 100}}).pretty()</text:p>
      <text:p text:style-name="P1">db.products.find({brand:/A/, price:{$gt : 100}}).pretty()</text:p>
      <text:p text:style-name="P1">db.products.find({brand:/a/, price:{$gt : 100}}).pretty()</text:p>
      <text:p text:style-name="P1">db.products.find({},{brand:1})</text:p>
      <text:p text:style-name="P1">db.products.find({},{brand:1,_id:0})</text:p>
      <text:p text:style-name="P1">db.products.find({},{_id:0})</text:p>
      <text:p text:style-name="P1">db.products.find({},{price:1,_id:0})</text:p>
      <text:p text:style-name="P1">db.products.find({},{name:1,_id:0})</text:p>
      <text:p text:style-name="P1">db.products.find({name:/^A/},{name:1,_id:0})</text:p>
      <text:p text:style-name="P1"><text:soft-page-break/>db.products.find({name:/d$/},{name:1,_id:0})</text:p>
      <text:p text:style-name="P1">db.products.find({name:/n$/},{name:1,_id:0})</text:p>
      <text:p text:style-name="P1">db.products.find({name:/^A n$/},{name:1,_id:0})</text:p>
      <text:p text:style-name="P1">db.products.find({name:/^n$/},{name:1,_id:0})</text:p>
      <text:p text:style-name="P1">db.products.find({name:/n$/},{name:1,_id:0})</text:p>
      <text:p text:style-name="P1">db.products.find({name:/n$/, name:/^A/},{name:1,_id:0})</text:p>
      <text:p text:style-name="P1">db.products.find({name:/^A.*n$/},{name:1,_id:0})</text:p>
      <text:p text:style-name="P1">db.products.find({name:/^A[asdf]+n$/},{name:1,_id:0})</text:p>
      <text:p text:style-name="P1">db.products.find({name:/^A[az]*n$/},{name:1,_id:0})</text:p>
      <text:p text:style-name="P1">db.products.find({name:/^A[az\ ]*n$/},{name:1,_id:0})</text:p>
      <text:p text:style-name="P1">db.products.find({name:/^A[a-z\ ]*n$/},{name:1,_id:0})</text:p>
      <text:p text:style-name="P1">db.products.find({name:/^A[a-z ]*n$/},{name:1,_id:0})</text:p>
      <text:p text:style-name="P1">db.products.find({name:/^A.*n$/},{name:1,_id:0})</text:p>
      <text:p text:style-name="P1">db.products.find({name:/^A[A-Za-z ]*n$/},{name:1,_id:0})</text:p>
      <text:p text:style-name="P1">db.products.find({name:/^A[A-Za-z\ ]*n$/},{name:1,_id:0})</text:p>
      <text:p text:style-name="P1">db.products.find({name:/^A.*n$/},{name:1,_id:0})</text:p>
      <text:p text:style-name="P1">db.products.find({},{price:1,_id:0})</text:p>
      <text:p text:style-name="P1">db.products.find({price: {$exists: true}},{price:1,_id:0})</text:p>
      <text:p text:style-name="P1">db.products.find({price: {$type: 2} },{price:1,_id:0})</text:p>
      <text:p text:style-name="P1">db.products.find({name: {$type: 2} },{price:1,_id:0})</text:p>
      <text:p text:style-name="P1">db.products.find({name: {$type: 2} },{name:1,_id:0})</text:p>
      <text:p text:style-name="P1">showdbs</text:p>
      <text:p text:style-name="P1">;</text:p>
      <text:p text:style-name="P1">db.products.find({name: {$type: 2}},{name:1,_id:0})</text:p>
      <text:p text:style-name="P1">db.products.find({$or:[{name:/n$/}, {name:/^A/}]},{name:1,_id:0})</text:p>
      <text:p text:style-name="P1">db.products.find({$and:[{name:/n$/}, {name:/^A/}]},{name:1,_id:0})</text:p>
      <text:p text:style-name="P1">db.products.find({name: {$type: 2}},{type:1,_id:0})</text:p>
      <text:p text:style-name="P1">db.products.find({type: {$elemMatch: "phone"}},{type:1,_id:0})</text:p>
      <text:p text:style-name="P1">db.products.find({type: {$in: "phone"}},{type:1,_id:0})</text:p>
      <text:p text:style-name="P1">db.products.find({type: {$in: ["phone"]}},{type:1,_id:0})</text:p>
      <text:p text:style-name="P1">db.products.find({type: {$in: ["accessory", "case"]}},{type:1,_id:0})</text:p>
      <text:p text:style-name="P1">db.products.find({type: {$all: ["accessory", "case"]}},{type:1,_id:0})</text:p>
      <text:p text:style-name="P1">db.products.update({type: {$all: ["accessory"]}}, {$addToSet: {type: {$each: ["phone", "cable"]}}}, false, true)</text:p>
      <text:p text:style-name="P1">db.products.find({type: {$all: ["accessory"]}},{type:1, name:1, _id:0}).pretty()</text:p>
      <text:p text:style-name="P1">db.products.update({type: {$all: ["accessory"]}}, {$addToSet: {type: {$each: ["phone", "cable"]}}}, false, true)</text:p>
      <text:p text:style-name="P1">db.products.find({type: {$all: ["accessory"]}},{type:1, name:1, _id:0}).pretty()</text:p>
      <text:p text:style-name="P1">db.products.find({type: {$all: ["accessory"]}},{type:1, name:1, _id:0}).pretty()</text:p>
      <text:p text:style-name="P1">db.products.find({type: {$all: ["accessory", "case"]}},{price:1, name:1, _id:0}).pretty()</text:p>
      <text:p text:style-name="P1">db.products.find({type: {$all: ["accessory", "case"]}},{price:1, name:1, _id:0}).explain()</text:p>
      <text:p text:style-name="P1">db.products.ensureIndex({type:1})</text:p>
      <text:p text:style-name="P1">db.products.find({type: {$all: ["accessory", "case"]}},{price:1, name:1, _id:0}).explain()</text:p>
      <text:p text:style-name="P1">db.products.dropIndex({type:1})</text:p>
      <text:p text:style-name="P1">db.products.find({type: {$all: ["accessory", "case"]}},{price:1, name:1, _id:0}).explain()</text:p>
      <text:p text:style-name="P1">db.products.ensureIndex({type:1})</text:p>
      <text:p text:style-name="P1">db.products.find({type: {$all: ["accessory", "case"]}},{price:1, name:1, _id:0}).explain()</text:p>
      <text:p text:style-name="P1">db.products.ensureIndex({type:1})</text:p>
      <text:p text:style-name="P1">db.products.find({type: {$all: ["accessory", "case"]}},{price:1, name:1, _id:0}).explain()</text:p>
      <text:p text:style-name="P1">db.products.ensureIndex({type:1})</text:p>
      <text:p text:style-name="P1">db.products.insert({_id:"ac3"})</text:p>
      <text:p text:style-name="P1">db.products.ensureIndex({type:1})</text:p>
      <text:p text:style-name="P1">db.products.dropIndex({type:1})</text:p>
      <text:p text:style-name="P1">db.products.find({},{type:1, name:1, _id:0}).explain()</text:p>
      <text:p text:style-name="P1">db.products.find({},{type:1, name:1, _id:0})</text:p>
      <text:p text:style-name="P1">db.products.find({},{type:1, _id:0})</text:p>
      <text:p text:style-name="P1">db.products.ensureIndex({type:1}, {unique:1})</text:p>
      <text:p text:style-name="P1">db.products.find({},{type:1, _id:0})</text:p>
      <text:p text:style-name="P1"><text:soft-page-break/>db.products.ensureIndex({type:1}, {unique:1})</text:p>
      <text:p text:style-name="P1">db.products.ensureIndex({type:1})</text:p>
      <text:p text:style-name="P1">db.products.find({},{name:1, _id:0})</text:p>
      <text:p text:style-name="P1">db.products.find({},{ _id:0})</text:p>
      <text:p text:style-name="P1">db.products.find({},{price:1, _id:0})</text:p>
      <text:p text:style-name="P1">db.products.ensureIndex({price:1}, {unique:1})</text:p>
      <text:p text:style-name="P1">db.products.ensureIndex({price:1}, {unique:true}, {dropDups:true})</text:p>
      <text:p text:style-name="P1">db.products.getIndexes()</text:p>
      <text:p text:style-name="P1">db.products.find({},{type:1, _id:0}).explain()</text:p>
      <text:p text:style-name="P1">db.products.find({type: "phone"},{type:1, _id:0}).explain()</text:p>
      <text:p text:style-name="P1">db.products.getIndexes()</text:p>
      <text:p text:style-name="P1">db.stats()</text:p>
      <text:p text:style-name="P1">db.users.reIndex()</text:p>
      <text:p text:style-name="P1">db.products.reIndex()</text:p>
      <text:p text:style-name="P1">db.products.getIndexes()</text:p>
      <text:p text:style-name="P1">db.products.find({},{type:1, _id:0}).explain()</text:p>
      <text:p text:style-name="P1">db.products.find({},{name:1, _id:0})</text:p>
      <text:p text:style-name="P1">db.products.find({},{name:1, _id:0}).sort({name:1})</text:p>
      <text:p text:style-name="P1">db.products.find({},{name:1, _id:0}).sort({name:-1})</text:p>
      <text:p text:style-name="P1">db.products.find({},{name:1, _id:0}).sort({name:1})</text:p>
      <text:p text:style-name="P1">db.products.find({},{name:1, _id:0})</text:p>
      <text:p text:style-name="P1">db.products.find({},{name:1, _id:0}).sort({name:1})</text:p>
      <text:p text:style-name="P1">db.products.find({},{name:1, _id:0}).sort({name:1}).limit(1)</text:p>
      <text:p text:style-name="P1">db.products.find({},{name:1, _id:0}).sort({name:1}).limit(2)</text:p>
      <text:p text:style-name="P1">db.products.find({},{name:1, _id:0}).sort({name:1}).limit(3)</text:p>
      <text:p text:style-name="P1">db.products.find({},{name:1, _id:0}).sort({name:1}).limit(-3)</text:p>
      <text:p text:style-name="P1">db.products.find({},{name:1, _id:0}).sort({name:1}).limit(3)</text:p>
      <text:p text:style-name="P1">db.products.find({},{name:1, _id:0}).sort({name:1}).limit(-3)</text:p>
      <text:p text:style-name="P1">db.products.find({},{name:1, _id:0}).sort({name:-1}).limit(3)</text:p>
      <text:p text:style-name="P1">db.system.indexes.find()</text:p>
      <text:p text:style-name="P1">use pcat</text:p>
      <text:p text:style-name="P1">db.zips.count()</text:p>
      <text:p text:style-name="P1">db.zips.aggregate( <text:s text:c="3"/>[ <text:s text:c="5"/>{ $project : { _id : { $substr : ["$_id",0,1] } } } , <text:s text:c="5"/>{ $group : { _id : "$_id", n : {$sum:1} } } <text:s text:c="3"/>] <text:s/>)</text:p>
      <text:p text:style-name="P1">db.zips.findOne()</text:p>
      <text:p text:style-name="P1">db.zips.aggregate( <text:s text:c="3"/>[ <text:s text:c="5"/>{ $project : { _id : { $substr : ["$city",0,1] } } } , <text:s text:c="5"/>{ $group : { _id : "$_id", n : {$sum:1} } } <text:s text:c="3"/>] <text:s/>)</text:p>
      <text:p text:style-name="P1">db.zips.aggregate( <text:s text:c="3"/>[ <text:s text:c="5"/>{ $project : { _id : { $substr : ["$city",0,1] } } } , <text:s text:c="5"/>{ $group : { _id : "$_id", n : {$avg:1} } } <text:s text:c="3"/>] <text:s/>)</text:p>
      <text:p text:style-name="P1">db.zips.aggregate( <text:s text:c="3"/>[ <text:s text:c="5"/>{ $project : { _id : { $substr : ["$city",0,1] } } } , <text:s text:c="5"/>{ $group : { _id : "$_id", n : {$sum:1} } } <text:s text:c="3"/>] <text:s/>)</text:p>
      <text:p text:style-name="P1">db.zips.aggregate( <text:s text:c="3"/>[ <text:s text:c="5"/>{ $project : { litera : { $substr : ["$city",0,1] } } } , <text:s text:c="5"/>{ $group : { _id : "$litera", n : {$sum:1} } } <text:s text:c="3"/>] <text:s/>)</text:p>
      <text:p text:style-name="P1">db.zips.aggregate( <text:s text:c="3"/>[ <text:s text:c="5"/>{ $project : { _id : { $substr : ["$city",0,1] } } } , <text:s text:c="5"/>{ $group : { _id : "$_id", n : {$sum:1} } } <text:s text:c="3"/>] <text:s/>)</text:p>
      <text:p text:style-name="P1">db.zips.aggregate( <text:s text:c="3"/>[ <text:s text:c="5"/>{ $project : { litera : { $substr : ["$city",0,1] } } } , <text:s text:c="5"/>{ $group : { _id : "$litera", n : {$sum:1} } } <text:s text:c="3"/>] <text:s/>)</text:p>
      <text:p text:style-name="P1">db.zips.aggregate([ <text:s text:c="2"/>{ "$match" : { state : { $in : ["CA", "NY"]}, <text:s/>} }, <text:s text:c="2"/>{ $group : { _id : { city2 : "$city", state2: "$state"}, totalPop2 : {$sum : "$pop"} } }, <text:s text:c="2"/>{ "$match" : { "totalPop2" : { "$gt" : 25000 } } }, <text:s text:c="2"/>{ "$group" : { _id : 0, avgPop : { $avg : "$totalPop2"} } } <text:s/>])</text:p>
      <text:p text:style-name="P1">db.students.count()</text:p>
      <text:p text:style-name="P1">db.students.finOne()</text:p>
      <text:p text:style-name="P1">db.students.findOne()</text:p>
      <text:p text:style-name="P1">db.students.find( {"scores.type" : "homework"}, {"scores.type":1, "scores.score":1}).sort({_id:1, "scores.type": -1});</text:p>
      <text:p text:style-name="P1">db.students.find( {"scores.type" : "homework"}, {"scores.type":1, "scores.score":1}).sort({"scores.score": -1});</text:p>
      <text:p text:style-name="P1">db.students.find( {"scores.type" : "homework"}, {"scores.type":1, "scores.score":1}).sort({"scores.score": -1}).pretty();</text:p>
      <text:p text:style-name="P1">db.students.find( {"scores.type" : "homework"}, {"scores.type":1, "scores.score":1}).sort({"scores.score": -1});</text:p>
      <text:p text:style-name="P1">db.students.find( {"scores.type" : "homework"}, {"scores.type":1, "scores.score":1});</text:p>
      <text:p text:style-name="P1"><text:soft-page-break/>db.students.find( {"scores.type" : "homework"}, {"scores.type":1, "scores.score":0});</text:p>
      <text:p text:style-name="P1">db.students.find( {"scores.type" : "homework"}, {"scores.type":1});</text:p>
      <text:p text:style-name="P1">db.students.find( {"scores.type" : "homework"}, {"scores.score":0});</text:p>
      <text:p text:style-name="P1">db.students.aggregate([{$unwind: "$scores"},{$match: {"scores.type":"homework"}},{$project: {typ:"$scores.type",num:"$scores.score"}},{$group: {_id:"$_id",max:{$max: "$num"}}},{$sort: {_id:1}}])</text:p>
      <text:p text:style-name="P1">db.students.aggregate([{$unwind: "$scores"},{$match: {"scores.type":"homework"}},{$project: {typ:"$scores.type",num:"$scores.score"}},{$group: {_id:"$_id",max:{$avg: "$num"}}},{$sort: {_id:1}}])</text:p>
      <text:p text:style-name="P1">db.students.aggregate([{$unwind: "$scores"},{$match: {"scores.type":"homework"}},{$project: {typ:"$scores.type",num:"$scores.score"}},{$group: {_id:"$_id",max:{$avg: "$num"}}},{$sort: {max:1}}])</text:p>
      <text:p text:style-name="P1">db.students.aggregate([{$unwind: "$scores"},{$match: {"scores.type":"homework"}},{$project: {typ:"$scores.type",num:"$scores.score"}},{$group: {_id:"$_id",max:{$avg: "$num"}}},{$sort: {max:-11}}])</text:p>
      <text:p text:style-name="P1">db.students.aggregate([{$unwind: "$scores"},{$match: {"scores.type":"homework"}},{$project: {typ:"$scores.type",num:"$scores.score"}},{$group: {_id:"$_id",max:{$avg: "$num"}}},{$sort: {max:-1}}])</text:p>
      <text:p text:style-name="P1">db.students.aggregate([{$unwind: "$scores"},{$match: {"scores.type":"homework"}},{$project: {typ:"$scores.type",num:"$scores.score"}},{$group: {_id:"$_id",max:{$avg: "$num"}}},{$sort: {max:-1}}]).limit(1)</text:p>
      <text:p text:style-name="P1">db.students.aggregate([{$unwind: "$scores"},{$match: {"scores.type":"homework"}},{$project: {typ:"$scores.type",num:"$scores.score"}},{$group: {_id:"$_id",max:{$avg: "$num"}}},{$sort: {max:-1}}])</text:p>
      <text:p text:style-name="P1">db.students.aggregate([{$unwind: "$scores"},{$match: {"scores.type":"homework"}},{$project: {typ:"$scores.type",num:"$scores.score"}},{$group: {_id:"$_id",max:{$avg: "$num"}}},{$sort: {max:1}}])</text:p>
      <text:p text:style-name="P1">db.students.aggregate([{$unwind: "$scores"},{$match: {"scores.type":"homework"}},{$project: {typ:"$scores.type",num:"$scores.score"}},{$group: {_id:"$_id",avg:{$avg: "$num"}}},{$sort: {avg:1}}])</text:p>
      <text:p text:style-name="P1">db.students.aggregate([{$unwind: "$scores"},{$match: {"scores.type":"homework"}},{$group: {_id:"$_id",avg:{$avg: "$scores.score"}}},{$sort: {avg:1}}])</text:p>
      <text:p text:style-name="P1">smax=db.students.aggregate([{$unwind: "$scores"},{$match: {"scores.type":"homework"}},{$project: {typ:"$scores.type",num:"$scores.score"}},{$group: {_id:"$_id",max:{$max: "$num"}}},{$sort: {_id:1}}])</text:p>
      <text:p text:style-name="P1">smax</text:p>
      <text:p text:style-name="P1">smax=db.students.aggregate([{$unwind: "$scores"},{$match: {"scores.type":"homework"}},{$project: {typ:"$scores.type",num:"$scores.score"}},{$group: {_id:"$_id",max:{$max: "$num"}}},{$sort: {_id:1}}]);</text:p>
      <text:p text:style-name="P1">smax=db.students.aggregate([{$unwind: "$scores"},{$match: {"scores.type":"homework"}},{$project: {typ:"$scores.type",num:"$scores.score"}},{$group: {_id:"$_id",max:{$max: "$num"}}},{$sort: {_id:1}}]);null;</text:p>
      <text:p text:style-name="P1">smax.result.forEach(function(o){db.students.update({_id:o._id},{$push: {"scores": {type: "homework" ,score: o.max}}},false,true)})</text:p>
      <text:p text:style-name="P1">smax</text:p>
      <text:p text:style-name="P1">smax.result.forEach(function(o){db.students.update({_id:o._id},{$push: {"scores": {type: "homework" ,score: o.max}}},false,true)})</text:p>
      <text:p text:style-name="P1">db.students.find( {"scores.type" : "homework"}, {"scores.type":1, "scores.score":1}).sort({"scores.score": -1});</text:p>
      <text:p text:style-name="P1">db.students.drop({"scores.type":"homework"})</text:p>
      <text:p text:style-name="P1">db.students.update({},{$pop: {"scores.type":"homework"}})</text:p>
      <text:p text:style-name="P1">db.students.find( {"scores.type" : "homework"}, {"scores.type":1});</text:p>
      <text:p text:style-name="P1">db.students.update({},{$pop: {"scores.type":"homework"}}, false, true)</text:p>
      <text:p text:style-name="P1">db.students.find( {"scores.type" : "homework"}, {"scores.type":1});</text:p>
      <text:p text:style-name="P1">::::::::::::::</text:p>
      <text:p text:style-name="P1">mongodbkonsola.txt</text:p>
      <text:p text:style-name="P1">::::::::::::::</text:p>
      <text:p text:style-name="P1">﻿//mongo z wykładu</text:p>
      <text:p text:style-name="P1">for(i=1; i&lt;10000; i++) {db.nowabaza.save({a: i%9, towar: 'bułka', ilosc:20+i%99})}</text:p>
      <text:p text:style-name="P1"/>
      <text:p text:style-name="P1">db.nowabaza.ensureIndex({a:1});</text:p>
      <text:p text:style-name="P1">db.nowabaza.ensureIndex({ilosc:1,a:1});</text:p>
      <text:p text:style-name="P1">db.nowabaza.update({towar: "bułka"},{$set:{towar:"grahamka"}},false,true) </text:p>
      <text:p text:style-name="P1"><text:soft-page-break/>db.nowabaza.find({a: {$exists: true}})</text:p>
      <text:p text:style-name="P1"/>
      <text:p text:style-name="P1">//nie działa </text:p>
      <text:p text:style-name="P1">//db.nowabaza.aggregate({{$group: {_id:null, count: {$sum: 1}}}})</text:p>
      <text:p text:style-name="P1"/>
      <text:p text:style-name="P1"/>
      <text:p text:style-name="P1">//PROSTY MAP_REDUCE</text:p>
      <text:p text:style-name="P1">// map function </text:p>
      <text:p text:style-name="P1">m = function(){ </text:p>
      <text:p text:style-name="P1"><text:s text:c="13"/>emit( this.a , { count : 1 } ); <text:s/></text:p>
      <text:p text:style-name="P1"><text:s/>}; </text:p>
      <text:p text:style-name="P1"/>
      <text:p text:style-name="P1">// reduce function </text:p>
      <text:p text:style-name="P1">r = function( key , values ){ </text:p>
      <text:p text:style-name="P1"><text:s text:c="5"/>var total = 0; </text:p>
      <text:p text:style-name="P1"><text:s text:c="5"/>for ( var i=0; i&lt;values.length; i++ ) </text:p>
      <text:p text:style-name="P1"><text:s text:c="9"/>total += values[i].count; </text:p>
      <text:p text:style-name="P1"><text:s text:c="5"/>return { count : total }; </text:p>
      <text:p text:style-name="P1"><text:s/>}; </text:p>
      <text:p text:style-name="P1"/>
      <text:p text:style-name="P1">res = db.nowabaza.mapReduce(m, r, { out : "myoutput" } ); </text:p>
      <text:p text:style-name="P1">db.myoutput.find() </text:p>
      <text:p text:style-name="P1">db.myoutput.drop()</text:p>
      <text:p text:style-name="P1"/>
      <text:p text:style-name="P1"/>
      <text:p text:style-name="P1"/>
      <text:p text:style-name="P1"/>
      <text:p text:style-name="P1">//GRUPOWANIE</text:p>
      <text:p text:style-name="P1"/>
      <text:p text:style-name="P1">db.nowabaza.group(</text:p>
      <text:p text:style-name="P1">{</text:p>
      <text:p text:style-name="P1"><text:s/>key: {'a':true},</text:p>
      <text:p text:style-name="P1"><text:s/>initial: {sum:0},</text:p>
      <text:p text:style-name="P1"><text:s/>reduce: function(doc,prev){prev.sum+=1},</text:p>
      <text:p text:style-name="P1"><text:s/>cond: {a: {$gt: 5}},</text:p>
      <text:p text:style-name="P1"><text:s/>finalize: function(doc){doc.sum=doc.sum/2}</text:p>
      <text:p text:style-name="P1">}</text:p>
      <text:p text:style-name="P1">);</text:p>
      <text:p text:style-name="P1"/>
      <text:p text:style-name="P1">var finalizer=function(doc){doc.sum=doc.sum/2}</text:p>
      <text:p text:style-name="P1">db.nowabaza.group(</text:p>
      <text:p text:style-name="P1">{</text:p>
      <text:p text:style-name="P1"><text:s/>key: {'a':true},</text:p>
      <text:p text:style-name="P1"><text:s/>initial: {sum:0},</text:p>
      <text:p text:style-name="P1"><text:s/>reduce: function(doc,prev){prev.sum+=1},</text:p>
      <text:p text:style-name="P1"><text:s/>cond: {a: {$gt: 5}},</text:p>
      <text:p text:style-name="P1"><text:s/>finalize: finalizer</text:p>
      <text:p text:style-name="P1">}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1">::::::::::::::</text:p>
      <text:p text:style-name="P1">week23home.txt</text:p>
      <text:p text:style-name="P1">::::::::::::::</text:p>
      <text:p text:style-name="P1">home=db.grades.find( {"type" : "homework"}).sort({student_id:1, score: -1});</text:p>
      <text:p text:style-name="P1">null; i=0; while(home.hasNext()) { r=home.next(); if(i%2)</text:p>
      <text:p text:style-name="P1">db.grades.remove({_id: r._id}); i++ }</text:p>
      <text:p text:style-name="P1"/>
      <text:p text:style-name="P1">home=db.students.find( {"scores.type" : "homework"}, {"scores.type":1,</text:p>
      <text:p text:style-name="P1"><text:soft-page-break/>"scores.score":1}).sort({_id:1, "scores.type": -1});</text:p>
      <text:p text:style-name="P1"/>
      <text:p text:style-name="P1">smax=db.students.aggregate([{$unwind: "$scores"},{$match:</text:p>
      <text:p text:style-name="P1">{"scores.type":"homework"}},{$project:</text:p>
      <text:p text:style-name="P1">{typ:"$scores.type",num:"$scores.score"}},{$group: {_id:"$_id",max:{$max:</text:p>
      <text:p text:style-name="P1">"$num"}}},{$sort: {_id:1}}])</text:p>
      <text:p text:style-name="P1"/>
      <text:p text:style-name="P1">db.students.aggregate([{$unwind: "$scores"},{$match:</text:p>
      <text:p text:style-name="P1">{"scores.type":"homework"}},{$group: {_id:"$_id",avg:{$avg:</text:p>
      <text:p text:style-name="P1">"$scores.score"}}},{$sort: {avg:1}}])</text:p>
      <text:p text:style-name="P1"/>
      <text:p text:style-name="P1"/>
      <text:p text:style-name="P1">db.students.update({},{$pop: {"scores": 1}},false,true)</text:p>
      <text:p text:style-name="P1">db.students.update({},{$pop: {"scores": 1}},false,true)</text:p>
      <text:p text:style-name="P1"/>
      <text:p text:style-name="P1">smax.result.forEach(function(o){db.students.update({_id:o._id},{$push:</text:p>
      <text:p text:style-name="P1">{"scores": {type: "homework" ,score: o.max}}},false,true)})</text:p>
      <text:p text:style-name="P1"/>
      <text:p text:style-name="P1">fagg=db.collection.aggregate([{$unwind: "$person"},</text:p>
      <text:p text:style-name="P1">{$project: {name:"$person.name",sex:"$person.sex"}}])</text:p>
      <text:p text:style-name="P1">fagg.result.forEach(function(o){</text:p>
      <text:p text:style-name="P1">db.person.insert({name: o.name, sex: o.sex})})</text:p>
      <text:p text:style-name="P1"/>
      <text:p text:style-name="P1"/>
      <text:p text:style-name="P1">smin=db.collection.aggregate([{$unwind: "$time"},</text:p>
      <text:p text:style-name="P1">{$project: {tstamp:"$time.stamp",treason:"$time.reason"}},{$group:</text:p>
      <text:p text:style-name="P1">{_id:"$_id",min:{$min: "$tstamp"}}},{$sort: {min:1}}])</text:p>
      <text:p text:style-name="P1">db.students.update({},{$unset: {"scores": 1}},false,true)</text:p>
      <text:p text:style-name="P1">smax.result.forEach(function(o){db.collection.update({_id:o._id},{$push:</text:p>
      <text:p text:style-name="P1">{"time": {stamp: o.max ,reason: "new"}}},false,true)})</text:p>
      <text:p text:style-name="P1">smin.result.forEach(function(o){db.collection.update({_id:o._id},{$push:</text:p>
      <text:p text:style-name="P1">{"time": {stamp: o.min ,reason: "update"}}},false,true)})</text:p>
      <text:p text:style-name="P1"/>
      <text:p text:style-name="P1">db.posts.aggregate([{$unwind:"$comments"},{$group:{"_id":"$comments.author","count":{$sum:1}}},{$sort:{"count":-1}},{$limit:10}])</text:p>
      <text:p text:style-name="P1"/>
      <text:p text:style-name="P1">db.grades.aggregate([{$unwind:"$scores"},{$match:{"scores.type":{"$ne":"quiz"}}},{$group:{_id:{class_id:"$class_id",student_id:"$student_id"},"average":{$avg:"$scores.score"}}},{$group:{_id:"$_id.class_id","average":{$avg:"$average"}}},{$sort:{average:-1}},{$limit:10}])</text:p>
      <text:p text:style-name="P1"/>
      <text:p text:style-name="P1">db.zips.aggregate([ </text:p>
      <text:p text:style-name="P1"><text:s text:c="2"/>{ "$match" : { state : { $in : ["CA", "NY"]}, <text:s/>} },</text:p>
      <text:p text:style-name="P1"><text:s text:c="2"/>{ $group : { _id : { city : "$city", state: "$state"}, totalPop : {$sum : "$pop"} } },</text:p>
      <text:p text:style-name="P1"><text:s text:c="2"/>{ "$match" : { "totalPop" : { "$gt" : 25000 } } },</text:p>
      <text:p text:style-name="P1"><text:s text:c="2"/>{ "$group" : { _id : 0, avgPop : { $avg : "$totalPop"} } }</text:p>
      <text:p text:style-name="P1"><text:s/>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unifont1" style:font-size-asian="10pt" style:font-name-complex="FreeSans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print-date>2013-10-20T03:24:49.102100773</meta:print-date>
    <meta:document-statistic meta:table-count="0" meta:image-count="0" meta:object-count="0" meta:page-count="7" meta:paragraph-count="316" meta:word-count="1283" meta:character-count="17532" meta:non-whitespace-character-count="16332"/>
  </office:meta>
</office:document-meta>
</file>